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14/manifest.rdf" manifest:media-type="application/rdf+xml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d7" officeooo:paragraph-rsid="001a622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d9d7" officeooo:paragraph-rsid="001a6221" style:font-weight-asian="bold" style:font-weight-complex="bold"/>
    </style:style>
    <style:style style:name="P3" style:family="paragraph" style:parent-style-name="Standard">
      <style:text-properties fo:font-weight="bold" officeooo:rsid="001a9afa" officeooo:paragraph-rsid="001a6221" style:font-weight-asian="bold" style:font-weight-complex="bold"/>
    </style:style>
    <style:style style:name="P4" style:family="paragraph" style:parent-style-name="Standard">
      <style:text-properties fo:font-weight="bold" officeooo:rsid="001e463e" officeooo:paragraph-rsid="001e463e" style:font-weight-asian="bold" style:font-weight-complex="bold"/>
    </style:style>
    <style:style style:name="P5" style:family="paragraph" style:parent-style-name="Standard">
      <style:text-properties fo:font-weight="bold" officeooo:rsid="0026ac04" officeooo:paragraph-rsid="0026ac0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a0563" officeooo:paragraph-rsid="001a6221"/>
    </style:style>
    <style:style style:name="P7" style:family="paragraph" style:parent-style-name="Standard">
      <style:text-properties officeooo:rsid="001a0563" officeooo:paragraph-rsid="001a6221"/>
    </style:style>
    <style:style style:name="P8" style:family="paragraph" style:parent-style-name="Standard">
      <style:paragraph-properties fo:text-align="center" style:justify-single-word="false"/>
      <style:text-properties officeooo:rsid="00237f59" officeooo:paragraph-rsid="001a6221"/>
    </style:style>
    <style:style style:name="P9" style:family="paragraph" style:parent-style-name="Standard">
      <style:text-properties officeooo:rsid="001a9afa" officeooo:paragraph-rsid="001a6221"/>
    </style:style>
    <style:style style:name="P10" style:family="paragraph" style:parent-style-name="Standard">
      <style:text-properties officeooo:rsid="001cd9a2" officeooo:paragraph-rsid="001c32a0"/>
    </style:style>
    <style:style style:name="P11" style:family="paragraph" style:parent-style-name="Standard">
      <style:text-properties officeooo:rsid="001d3545" officeooo:paragraph-rsid="001d3545"/>
    </style:style>
    <style:style style:name="P12" style:family="paragraph" style:parent-style-name="Standard">
      <style:text-properties officeooo:rsid="002a805e" officeooo:paragraph-rsid="002a93d2"/>
    </style:style>
    <style:style style:name="P13" style:family="paragraph" style:parent-style-name="Standard">
      <style:text-properties officeooo:rsid="002a805e" officeooo:paragraph-rsid="002c6205"/>
    </style:style>
    <style:style style:name="P14" style:family="paragraph" style:parent-style-name="Standard">
      <style:text-properties officeooo:rsid="001c32a0" officeooo:paragraph-rsid="001c32a0"/>
    </style:style>
    <style:style style:name="P15" style:family="paragraph" style:parent-style-name="Standard">
      <style:text-properties fo:font-weight="bold" officeooo:rsid="0026ac04" officeooo:paragraph-rsid="001d3545" style:font-weight-asian="bold" style:font-weight-complex="bold"/>
    </style:style>
    <style:style style:name="P16" style:family="paragraph" style:parent-style-name="Standard">
      <style:text-properties fo:font-weight="bold" officeooo:rsid="0026ac04" officeooo:paragraph-rsid="0026ac04" style:font-weight-asian="bold" style:font-weight-complex="bold"/>
    </style:style>
    <style:style style:name="P17" style:family="paragraph" style:parent-style-name="Standard">
      <style:text-properties fo:font-weight="bold" officeooo:rsid="006e7ef1" officeooo:paragraph-rsid="006e7ef1" style:font-weight-asian="bold" style:font-weight-complex="bold"/>
    </style:style>
    <style:style style:name="P18" style:family="paragraph" style:parent-style-name="Standard">
      <style:text-properties officeooo:rsid="00499dfc" officeooo:paragraph-rsid="001a6221"/>
    </style:style>
    <style:style style:name="P19" style:family="paragraph" style:parent-style-name="Standard">
      <style:text-properties officeooo:rsid="00499dfc" officeooo:paragraph-rsid="002c6205"/>
    </style:style>
    <style:style style:name="P20" style:family="paragraph" style:parent-style-name="Standard">
      <style:text-properties officeooo:rsid="001d3545" officeooo:paragraph-rsid="001d3545"/>
    </style:style>
    <style:style style:name="P21" style:family="paragraph" style:parent-style-name="Standard">
      <style:text-properties officeooo:rsid="00252bad" officeooo:paragraph-rsid="0061d90a"/>
    </style:style>
    <style:style style:name="P22" style:family="paragraph" style:parent-style-name="Standard">
      <style:text-properties officeooo:rsid="002c6205" officeooo:paragraph-rsid="002c6205"/>
    </style:style>
    <style:style style:name="P23" style:family="paragraph" style:parent-style-name="Standard">
      <style:text-properties officeooo:rsid="002a93d2" officeooo:paragraph-rsid="002c6205"/>
    </style:style>
    <style:style style:name="P24" style:family="paragraph" style:parent-style-name="Standard">
      <style:text-properties officeooo:rsid="006c99db" officeooo:paragraph-rsid="006c99db"/>
    </style:style>
    <style:style style:name="P25" style:family="paragraph" style:parent-style-name="Standard">
      <style:text-properties officeooo:rsid="006e7ef1" officeooo:paragraph-rsid="006e7ef1"/>
    </style:style>
    <style:style style:name="T1" style:family="text">
      <style:text-properties officeooo:rsid="00237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d9a2"/>
    </style:style>
    <style:style style:name="T4" style:family="text">
      <style:text-properties officeooo:rsid="001a6221"/>
    </style:style>
    <style:style style:name="T5" style:family="text">
      <style:text-properties officeooo:rsid="0032e582"/>
    </style:style>
    <style:style style:name="T6" style:family="text">
      <style:text-properties officeooo:rsid="003396c2"/>
    </style:style>
    <style:style style:name="T7" style:family="text">
      <style:text-properties officeooo:rsid="003464a2"/>
    </style:style>
    <style:style style:name="T8" style:family="text">
      <style:text-properties officeooo:rsid="0036df79"/>
    </style:style>
    <style:style style:name="T9" style:family="text">
      <style:text-properties officeooo:rsid="0049ea1a"/>
    </style:style>
    <style:style style:name="T10" style:family="text">
      <style:text-properties officeooo:rsid="004b4a51"/>
    </style:style>
    <style:style style:name="T11" style:family="text">
      <style:text-properties officeooo:rsid="004b5cf3"/>
    </style:style>
    <style:style style:name="T12" style:family="text">
      <style:text-properties officeooo:rsid="005bafcc"/>
    </style:style>
    <style:style style:name="T13" style:family="text">
      <style:text-properties officeooo:rsid="005d441a"/>
    </style:style>
    <style:style style:name="T14" style:family="text">
      <style:text-properties officeooo:rsid="00650623"/>
    </style:style>
    <style:style style:name="T15" style:family="text">
      <style:text-properties officeooo:rsid="006b0d96"/>
    </style:style>
    <style:style style:name="T16" style:family="text">
      <style:text-properties officeooo:rsid="006f1901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Report for <text:span text:style-name="T1">Virtual Memory: </text:span>VM Size 1G, Workload <text:span text:style-name="T9">F</text:span></text:p>
      <text:p text:style-name="P6"><text:span text:style-name="T1">by </text:span>Christopher Feener</text:p>
      <text:p text:style-name="P8">Advisor: Dr. Zhang</text:p>
      <text:p text:style-name="P8">WSU Vancouver</text:p>
      <text:p text:style-name="P6"><text:span text:style-name="T4">7 June</text:span> 2017</text:p>
      <text:p text:style-name="P1"/>
      <text:p text:style-name="P1"><text:span text:style-name="T2">Summary</text:span>:</text:p>
      <text:p text:style-name="P1"/>
      <text:p text:style-name="P1">This is the <text:span text:style-name="T16">fourth</text:span> in a series of experiments done on latency for virtual memory. <text:span text:style-name="T10">This workload reads, modifies, and writes records</text:span>.</text:p>
      <text:p text:style-name="P1"/>
      <text:p text:style-name="P7"><text:span text:style-name="T2">Method</text:span>:</text:p>
      <text:p text:style-name="P1"/>
      <text:p text:style-name="P1"><text:span text:style-name="T3">A total of four data points were recorded, all below the “operation count”, which was 1 million. </text:span>Each data point was done in three trails. The data points were spread logarithmically on the X-axis to quickly look over a large range for any changes in latency. </text:p>
      <text:p text:style-name="P1"/>
      <text:p text:style-name="P3">Results:</text:p>
      <text:p text:style-name="P9"/>
      <text:p text:style-name="P14">The revised set is shown first, with the original version shown after. The original version was found to have 2 possible issues:</text:p>
      <text:p text:style-name="P14">1. The original version included a run of 10 million records put in, which was far above the maximum number of operations, 1 million.</text:p>
      <text:p text:style-name="P14">2. One trial <text:span text:style-name="T11">f</text:span>or 100k yielded extremely high results for the first stage (“Cleanup”), and rather high results for the other stages. This may or may not have been <text:span text:style-name="T7">due to errors in previous runs that had not been properly handled</text:span>.</text:p>
      <text:p text:style-name="P10"/>
      <text:p text:style-name="P4">Revised <text:span text:style-name="T5">results</text:span>:</text:p>
      <text:p text:style-name="P21">In the revised version, “Read” <text:span text:style-name="T12">and “Read-Modify-Write”</text:span> <text:span text:style-name="T12">strongly </text:span>resemble exponential growth. “<text:span text:style-name="T13">Update” also does, but less distinctly. </text:span></text:p>
      <text:p text:style-name="P21"/>
      <text:p text:style-name="P21"><text:span text:style-name="T14">The 95% and 99% tail latencies of “Cleanup” are constant until 1 million, when it nearly triples; however, the absolute number is so small compared to the other graphs that the change may be insignificant. Also, the average latency has no discernible pattern.</text:span></text:p>
      <text:p text:style-name="P11"/>
      <text:p text:style-name="P11"><draw:frame draw:style-name="fr1" draw:name="Object1" text:anchor-type="paragraph" svg:width="6.2984in" svg:height="3.9874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1"><draw:frame draw:style-name="fr1" draw:name="Object2" text:anchor-type="paragraph" svg:width="6.2228in" svg:height="0.8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15"><draw:frame draw:style-name="fr1" draw:name="Object3" text:anchor-type="paragraph" svg:width="6.2984in" svg:height="3.54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/>
      <text:p text:style-name="P15"><draw:frame draw:style-name="fr1" draw:name="Object4" text:anchor-type="paragraph" svg:width="6.2228in" svg:height="0.8898in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5"/>
      <text:p text:style-name="P15"><draw:frame draw:style-name="fr1" draw:name="Object5" text:anchor-type="paragraph" svg:width="6.2984in" svg:height="3.54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5"><draw:frame draw:style-name="fr1" draw:name="Object6" text:anchor-type="paragraph" svg:width="6.2228in" svg:height="0.88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5"/>
      <text:p text:style-name="P15"><draw:frame draw:style-name="fr1" draw:name="Object7" text:anchor-type="paragraph" svg:width="6.2984in" svg:height="3.5453in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15"/>
      <text:p text:style-name="P5"/>
      <text:p text:style-name="P5"><draw:frame draw:style-name="fr1" draw:name="Object8" text:anchor-type="paragraph" svg:width="6.2228in" svg:height="0.88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>Original <text:span text:style-name="T6">results</text:span>:</text:p>
      <text:p text:style-name="P13"><text:span text:style-name="T15">In “Cleanup”, t</text:span>he data point for 1<text:span text:style-name="T15">00k was significantly higher than those less than and greater than it</text:span>. <text:span text:style-name="T15">Thus, any pattern from the revised graph of “Cleanup” was not seen with the outlier.</text:span></text:p>
      <text:p text:style-name="P23"/>
      <text:p text:style-name="P24">All other graphs resembled exponential curves.</text:p>
      <text:p text:style-name="P12"/>
      <text:p text:style-name="P22"/>
      <text:p text:style-name="P19"><draw:frame draw:style-name="fr2" draw:name="Object9" text:anchor-type="paragraph" svg:width="6.2984in" svg:height="3.9874in" draw:z-index="8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18"><draw:frame draw:style-name="fr3" draw:name="Object10" text:anchor-type="paragraph" svg:x="0.3516in" svg:y="0in" svg:width="6.2228in" svg:height="0.88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paragraph" svg:width="6.2984in" svg:height="3.548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8"><draw:frame draw:style-name="fr1" draw:name="Object12" text:anchor-type="paragraph" svg:width="6.2228in" svg:height="0.8898in" draw:z-index="11"><draw:object xlink:href="./Object 12" xlink:type="simple" xlink:show="embed" xlink:actuate="onLoad"/><draw:image xlink:href="./ObjectReplacements/Object 12" xlink:type="simple" xlink:show="embed" xlink:actuate="onLoad"/></draw:frame><text:soft-page-break/></text:p>
      <text:p text:style-name="P18"/>
      <text:p text:style-name="P18"><draw:frame draw:style-name="fr1" draw:name="Object13" text:anchor-type="paragraph" svg:width="6.2984in" svg:height="3.548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8"><draw:frame draw:style-name="fr1" draw:name="Object14" text:anchor-type="paragraph" svg:width="6.2228in" svg:height="0.8898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8"><draw:frame draw:style-name="fr1" draw:name="Object15" text:anchor-type="paragraph" svg:width="6.2984in" svg:height="3.5453in" draw:z-index="14"><draw:object xlink:href="./Object 15" xlink:type="simple" xlink:show="embed" xlink:actuate="onLoad"/><draw:image xlink:href="./ObjectReplacements/Object 15" xlink:type="simple" xlink:show="embed" xlink:actuate="onLoad"/></draw:frame><text:soft-page-break/></text:p>
      <text:p text:style-name="P18"/>
      <text:p text:style-name="P18"><draw:frame draw:style-name="fr1" draw:name="Object16" text:anchor-type="paragraph" svg:width="6.2228in" svg:height="0.8898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7">Conclusion:</text:p>
      <text:p text:style-name="P25"><text:s/></text:p>
      <text:p text:style-name="P25">All graphs, other than the original “Cleanup”, followed exponential curves. The 99% latency was significantly higher than average latency for large data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20:07.290902620</meta:creation-date>
    <dc:date>2017-06-07T15:29:34.494523374</dc:date>
    <meta:editing-duration>PT1H41M16S</meta:editing-duration>
    <meta:editing-cycles>97</meta:editing-cycles>
    <meta:generator>LibreOffice/4.2.8.2$Linux_X86_64 LibreOffice_project/420m0$Build-2</meta:generator>
    <meta:document-statistic meta:table-count="0" meta:image-count="0" meta:object-count="16" meta:page-count="7" meta:paragraph-count="22" meta:word-count="306" meta:character-count="1858" meta:non-whitespace-character-count="15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4cm" chart:style-name="ch2">
          <text:p>1G, Workload F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2.057cm" svg:y="1.544cm" svg:width="10.664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125">
                <text:p>1.1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# of Record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95 percent</text:p>
          </table:table-cell>
          <table:table-cell table:style-name="ce3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3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.5; 1.25; 1)" office:value-type="float" office:value="5.25" calcext:value-type="float">
            <text:p>5.25</text:p>
          </table:table-cell>
          <table:table-cell table:formula="of:=AVERAGE(51; 2; 2)" office:value-type="float" office:value="18.3333333333333" calcext:value-type="float">
            <text:p>18.3333333333</text:p>
          </table:table-cell>
          <table:table-cell table:formula="of:=AVERAGE(51; 2; 2)" office:value-type="float" office:value="18.3333333333333" calcext:value-type="float">
            <text:p>18.3333333333</text:p>
          </table:table-cell>
          <table:table-cell table:formula="of:=AVERAGE(1; 1; 0)" office:value-type="float" office:value="0.666666666666667" calcext:value-type="float">
            <text:p>0.6666666667</text:p>
          </table:table-cell>
          <table:table-cell table:formula="of:=AVERAGE(51; 2; 2)" office:value-type="float" office:value="18.3333333333333" calcext:value-type="float">
            <text:p>18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25; 2.25; 1.25)" office:value-type="float" office:value="1.91666666666667" calcext:value-type="float">
            <text:p>1.91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6; 6; 2)" office:value-type="float" office:value="4.66666666666667" calcext:value-type="float">
            <text:p>4.6666666667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19:54.884000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138cm" svg:y="0.316cm" chart:style-name="ch2">
          <text:p>1G, Workload F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12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83.826611666667">
                <text:p>183.826611666667</text:p>
              </table:table-cell>
              <table:table-cell office:value-type="float" office:value="408">
                <text:p>40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6.593635">
                <text:p>196.593635</text:p>
              </table:table-cell>
              <table:table-cell office:value-type="float" office:value="432.333333333333">
                <text:p>432.33333333333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09.178134">
                <text:p>809.178134</text:p>
              </table:table-cell>
              <table:table-cell office:value-type="float" office:value="2764">
                <text:p>2764</text:p>
              </table:table-cell>
              <table:table-cell office:value-type="float" office:value="12476.3333333333">
                <text:p>12476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42.69376066667">
                <text:p>1342.69376066667</text:p>
              </table:table-cell>
              <table:table-cell office:value-type="float" office:value="3201">
                <text:p>3201</text:p>
              </table:table-cell>
              <table:table-cell office:value-type="float" office:value="31727">
                <text:p>3172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81.250257; 169.89441; 200.335168)" office:value-type="float" office:value="183.826611666667" calcext:value-type="float">
            <text:p>183.8266116667</text:p>
          </table:table-cell>
          <table:table-cell table:formula="of:=AVERAGE(408; 387; 429)" office:value-type="float" office:value="408" calcext:value-type="float">
            <text:p>408</text:p>
          </table:table-cell>
          <table:table-cell table:formula="of:=AVERAGE(650; 606; 709)" office:value-type="float" office:value="655" calcext:value-type="float">
            <text:p>655</text:p>
          </table:table-cell>
          <table:table-cell table:formula="of:=AVERAGE(22; 21; 22)" office:value-type="float" office:value="21.6666666666667" calcext:value-type="float">
            <text:p>21.6666666667</text:p>
          </table:table-cell>
          <table:table-cell table:formula="of:=AVERAGE(111807; 66943; 71039)" office:value-type="float" office:value="83263" calcext:value-type="float">
            <text:p>83263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94.385767; 197.855545; 197.539593)" office:value-type="float" office:value="196.593635" calcext:value-type="float">
            <text:p>196.593635</text:p>
          </table:table-cell>
          <table:table-cell table:formula="of:=AVERAGE(422; 407; 468)" office:value-type="float" office:value="432.333333333333" calcext:value-type="float">
            <text:p>432.3333333333</text:p>
          </table:table-cell>
          <table:table-cell table:formula="of:=AVERAGE(849; 816; 831)" office:value-type="float" office:value="832" calcext:value-type="float">
            <text:p>832</text:p>
          </table:table-cell>
          <table:table-cell table:formula="of:=AVERAGE(21; 22; 22)" office:value-type="float" office:value="21.6666666666667" calcext:value-type="float">
            <text:p>21.6666666667</text:p>
          </table:table-cell>
          <table:table-cell table:formula="of:=AVERAGE(135807; 96639; 110911)" office:value-type="float" office:value="114452.333333333" calcext:value-type="float">
            <text:p>114452.33333333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59.609784; 512.34123; 555.583388)" office:value-type="float" office:value="809.178134" calcext:value-type="float">
            <text:p>809.178134</text:p>
          </table:table-cell>
          <table:table-cell table:formula="of:=AVERAGE(4871; 1610; 1811)" office:value-type="float" office:value="2764" calcext:value-type="float">
            <text:p>2764</text:p>
          </table:table-cell>
          <table:table-cell table:formula="of:=AVERAGE(27631; 4259; 5539)" office:value-type="float" office:value="12476.3333333333" calcext:value-type="float">
            <text:p>12476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507647; 196863; 170495)" office:value-type="float" office:value="291668.333333333" calcext:value-type="float">
            <text:p>291668.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403.854805; 1252.758076; 1371.468401)" office:value-type="float" office:value="1342.69376066667" calcext:value-type="float">
            <text:p>1342.6937606667</text:p>
          </table:table-cell>
          <table:table-cell table:formula="of:=AVERAGE(3513; 2739; 3351)" office:value-type="float" office:value="3201" calcext:value-type="float">
            <text:p>3201</text:p>
          </table:table-cell>
          <table:table-cell table:formula="of:=AVERAGE(34655; 27343; 33183)" office:value-type="float" office:value="31727" calcext:value-type="float">
            <text:p>3172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252159; 262655; 575999)" office:value-type="float" office:value="363604.333333333" calcext:value-type="float">
            <text:p>363604.333333333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20:38.661823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3.801cm" svg:y="0.316cm" chart:style-name="ch2">
          <text:p>1G, Workload F, Read-Modify-Write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12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539.717326444302">
                <text:p>539.717326444302</text:p>
              </table:table-cell>
              <table:table-cell office:value-type="float" office:value="1094.66666666667">
                <text:p>1094.66666666667</text:p>
              </table:table-cell>
              <table:table-cell office:value-type="float" office:value="1601.66666666667">
                <text:p>1601.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0.047760372914">
                <text:p>560.047760372914</text:p>
              </table:table-cell>
              <table:table-cell office:value-type="float" office:value="1117.33333333333">
                <text:p>1117.3333333333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01.99327197032">
                <text:p>1301.99327197032</text:p>
              </table:table-cell>
              <table:table-cell office:value-type="float" office:value="3871.66666666667">
                <text:p>3871.66666666667</text:p>
              </table:table-cell>
              <table:table-cell office:value-type="float" office:value="14007">
                <text:p>1400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75.55756526593">
                <text:p>1875.55756526593</text:p>
              </table:table-cell>
              <table:table-cell office:value-type="float" office:value="4719">
                <text:p>4719</text:p>
              </table:table-cell>
              <table:table-cell office:value-type="float" office:value="36596.3333333333">
                <text:p>36596.333333333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-Modify</text:p>
          </table:table-cell>
          <table:table-cell office:value-type="float" office:value="1000" calcext:value-type="float">
            <text:p>1000</text:p>
          </table:table-cell>
          <table:table-cell table:formula="of:=AVERAGE(530.915109893963; 500.184340240523; 588.052529198421)" office:value-type="float" office:value="539.717326444302" calcext:value-type="float">
            <text:p>539.7173264443</text:p>
          </table:table-cell>
          <table:table-cell table:formula="of:=AVERAGE(1097; 1044; 1143)" office:value-type="float" office:value="1094.66666666667" calcext:value-type="float">
            <text:p>1094.6666666667</text:p>
          </table:table-cell>
          <table:table-cell table:formula="of:=AVERAGE(1579; 1460; 1766)" office:value-type="float" office:value="1601.66666666667" calcext:value-type="float">
            <text:p>1601.6666666667</text:p>
          </table:table-cell>
          <table:table-cell table:formula="of:=AVERAGE(71; 75; 70)" office:value-type="float" office:value="72" calcext:value-type="float">
            <text:p>72</text:p>
          </table:table-cell>
          <table:table-cell table:formula="of:=AVERAGE(125183; 190463; 169215)" office:value-type="float" office:value="161620.333333333" calcext:value-type="float">
            <text:p>161620.333333333</text:p>
          </table:table-cell>
        </table:table-row>
        <table:table-row table:style-name="ro1">
          <table:table-cell/>
          <table:table-cell table:style-name="ce2" office:value-type="string" calcext:value-type="string">
            <text:p>-Write</text:p>
          </table:table-cell>
          <table:table-cell office:value-type="float" office:value="10000" calcext:value-type="float">
            <text:p>10000</text:p>
          </table:table-cell>
          <table:table-cell table:formula="of:=AVERAGE(547.024731548321; 568.665267643058; 564.453281927364)" office:value-type="float" office:value="560.047760372914" calcext:value-type="float">
            <text:p>560.0477603729</text:p>
          </table:table-cell>
          <table:table-cell table:formula="of:=AVERAGE(1092; 1066; 1194)" office:value-type="float" office:value="1117.33333333333" calcext:value-type="float">
            <text:p>1117.3333333333</text:p>
          </table:table-cell>
          <table:table-cell table:formula="of:=AVERAGE(1782; 1880; 1828)" office:value-type="float" office:value="1830" calcext:value-type="float">
            <text:p>1830</text:p>
          </table:table-cell>
          <table:table-cell table:formula="of:=AVERAGE(70; 77; 71)" office:value-type="float" office:value="72.6666666666667" calcext:value-type="float">
            <text:p>72.6666666667</text:p>
          </table:table-cell>
          <table:table-cell table:formula="of:=AVERAGE(136575; 151295; 95743)" office:value-type="float" office:value="127871" calcext:value-type="float">
            <text:p>12787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885.94373477619; 981.78096578172; 1038.25511535306)" office:value-type="float" office:value="1301.99327197032" calcext:value-type="float">
            <text:p>1301.9932719703</text:p>
          </table:table-cell>
          <table:table-cell table:formula="of:=AVERAGE(6175; 2569; 2871)" office:value-type="float" office:value="3871.66666666667" calcext:value-type="float">
            <text:p>3871.6666666667</text:p>
          </table:table-cell>
          <table:table-cell table:formula="of:=AVERAGE(29119; 5863; 7039)" office:value-type="float" office:value="14007" calcext:value-type="float">
            <text:p>14007</text:p>
          </table:table-cell>
          <table:table-cell table:formula="of:=AVERAGE(63; 66; 64)" office:value-type="float" office:value="64.3333333333333" calcext:value-type="float">
            <text:p>64.3333333333</text:p>
          </table:table-cell>
          <table:table-cell table:formula="of:=AVERAGE(518911; 146943; 170751)" office:value-type="float" office:value="278868.333333333" calcext:value-type="float">
            <text:p>278868.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952.35628249905; 1749.66477763115; 1924.6516356676)" office:value-type="float" office:value="1875.55756526593" calcext:value-type="float">
            <text:p>1875.5575652659</text:p>
          </table:table-cell>
          <table:table-cell table:formula="of:=AVERAGE(4979; 4223; 4955)" office:value-type="float" office:value="4719" calcext:value-type="float">
            <text:p>4719</text:p>
          </table:table-cell>
          <table:table-cell table:formula="of:=AVERAGE(41919; 30623; 37247)" office:value-type="float" office:value="36596.3333333333" calcext:value-type="float">
            <text:p>36596.3333333333</text:p>
          </table:table-cell>
          <table:table-cell table:formula="of:=AVERAGE(68; 72; 70)" office:value-type="float" office:value="70" calcext:value-type="float">
            <text:p>70</text:p>
          </table:table-cell>
          <table:table-cell table:formula="of:=AVERAGE(252543; 350463; 571391)" office:value-type="float" office:value="391465.666666667" calcext:value-type="float">
            <text:p>391465.666666667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21:10.721429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5.561cm" svg:y="0.316cm" chart:style-name="ch2">
          <text:p>1G, Workload F, Update</text:p>
        </chart:title>
        <chart:legend chart:legend-position="end" svg:x="13.04cm" svg:y="3.705cm" style:legend-expansion="high" chart:style-name="ch3"/>
        <chart:plot-area chart:style-name="ch4" chart:data-source-has-labels="both" svg:x="1.33cm" svg:y="1.301cm" svg:width="11.391cm" svg:height="6.542cm">
          <chartooo:coordinate-region svg:x="2.322cm" svg:y="1.501cm" svg:width="9.749cm" svg:height="5.695cm"/>
          <chart:axis chart:dimension="x" chart:name="primary-x" chart:style-name="ch5" chartooo:axis-type="auto">
            <chartooo:date-scale/>
            <chart:title svg:x="6.055cm" svg:y="8.023cm" chart:style-name="ch6">
              <text:p># of Record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291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51.220582437059">
                <text:p>351.220582437059</text:p>
              </table:table-cell>
              <table:table-cell office:value-type="float" office:value="739">
                <text:p>739</text:p>
              </table:table-cell>
              <table:table-cell office:value-type="float" office:value="1109.66666666667">
                <text:p>1109.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59.097080540555">
                <text:p>359.097080540555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1185.33333333333">
                <text:p>1185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4.675844198366">
                <text:p>484.675844198366</text:p>
              </table:table-cell>
              <table:table-cell office:value-type="float" office:value="1474">
                <text:p>1474</text:p>
              </table:table-cell>
              <table:table-cell office:value-type="float" office:value="3063.66666666667">
                <text:p>306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23.120794085263">
                <text:p>523.120794085263</text:p>
              </table:table-cell>
              <table:table-cell office:value-type="float" office:value="1647">
                <text:p>1647</text:p>
              </table:table-cell>
              <table:table-cell office:value-type="float" office:value="4463">
                <text:p>446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Update</text:p>
          </table:table-cell>
          <table:table-cell office:value-type="float" office:value="1000" calcext:value-type="float">
            <text:p>1000</text:p>
          </table:table-cell>
          <table:table-cell table:formula="of:=AVERAGE(345.047715876377; 325.150263839854; 383.463767594945)" office:value-type="float" office:value="351.220582437059" calcext:value-type="float">
            <text:p>351.2205824371</text:p>
          </table:table-cell>
          <table:table-cell table:formula="of:=AVERAGE(739; 704; 774)" office:value-type="float" office:value="739" calcext:value-type="float">
            <text:p>739</text:p>
          </table:table-cell>
          <table:table-cell table:formula="of:=AVERAGE(1094; 1029; 1206)" office:value-type="float" office:value="1109.66666666667" calcext:value-type="float">
            <text:p>1109.6666666667</text:p>
          </table:table-cell>
          <table:table-cell table:formula="of:=AVERAGE(44; 43; 45)" office:value-type="float" office:value="44" calcext:value-type="float">
            <text:p>44</text:p>
          </table:table-cell>
          <table:table-cell table:formula="of:=AVERAGE(62655; 60575; 99967)" office:value-type="float" office:value="74399" calcext:value-type="float">
            <text:p>74399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348.368157731608; 366.141621218347; 362.781462671711)" office:value-type="float" office:value="359.097080540555" calcext:value-type="float">
            <text:p>359.0970805406</text:p>
          </table:table-cell>
          <table:table-cell table:formula="of:=AVERAGE(718; 701; 796)" office:value-type="float" office:value="738.333333333333" calcext:value-type="float">
            <text:p>738.3333333333</text:p>
          </table:table-cell>
          <table:table-cell table:formula="of:=AVERAGE(1153; 1196; 1207)" office:value-type="float" office:value="1185.33333333333" calcext:value-type="float">
            <text:p>1185.3333333333</text:p>
          </table:table-cell>
          <table:table-cell table:formula="of:=AVERAGE(44; 45; 44)" office:value-type="float" office:value="44.3333333333333" calcext:value-type="float">
            <text:p>44.3333333333</text:p>
          </table:table-cell>
          <table:table-cell table:formula="of:=AVERAGE(42687; 39935; 31551)" office:value-type="float" office:value="38057.6666666667" calcext:value-type="float">
            <text:p>38057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515.975342411053; 463.065508310382; 474.986681873662)" office:value-type="float" office:value="484.675844198366" calcext:value-type="float">
            <text:p>484.6758441984</text:p>
          </table:table-cell>
          <table:table-cell table:formula="of:=AVERAGE(1589; 1375; 1458)" office:value-type="float" office:value="1474" calcext:value-type="float">
            <text:p>1474</text:p>
          </table:table-cell>
          <table:table-cell table:formula="of:=AVERAGE(3493; 2705; 2993)" office:value-type="float" office:value="3063.66666666667" calcext:value-type="float">
            <text:p>3063.6666666667</text:p>
          </table:table-cell>
          <table:table-cell table:formula="of:=AVERAGE(41; 42; 40)" office:value-type="float" office:value="41" calcext:value-type="float">
            <text:p>41</text:p>
          </table:table-cell>
          <table:table-cell table:formula="of:=AVERAGE(475391; 82559; 82559)" office:value-type="float" office:value="213503" calcext:value-type="float">
            <text:p>21350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529.70799888846; 492.749752189245; 546.904631178084)" office:value-type="float" office:value="523.120794085263" calcext:value-type="float">
            <text:p>523.1207940853</text:p>
          </table:table-cell>
          <table:table-cell table:formula="of:=AVERAGE(1657; 1509; 1775)" office:value-type="float" office:value="1647" calcext:value-type="float">
            <text:p>1647</text:p>
          </table:table-cell>
          <table:table-cell table:formula="of:=AVERAGE(4551; 4115; 4723)" office:value-type="float" office:value="4463" calcext:value-type="float">
            <text:p>4463</text:p>
          </table:table-cell>
          <table:table-cell table:formula="of:=AVERAGE(45; 48; 47)" office:value-type="float" office:value="46.6666666666667" calcext:value-type="float">
            <text:p>46.6666666667</text:p>
          </table:table-cell>
          <table:table-cell table:formula="of:=AVERAGE(71615; 83903; 494079)" office:value-type="float" office:value="216532.333333333" calcext:value-type="float">
            <text:p>216532.333333333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21:43.603763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# of Record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95 percent</text:p>
          </table:table-cell>
          <table:table-cell table:style-name="ce3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3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1)" office:value-type="float" office:value="1.125" calcext:value-type="float">
            <text:p>1.125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1; 0)" office:value-type="float" office:value="0.5" calcext:value-type="float">
            <text:p>0.5</text:p>
          </table:table-cell>
          <table:table-cell table:formula="of:=AVERAGE(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25; 2.25; 1.25)" office:value-type="float" office:value="1.91666666666667" calcext:value-type="float">
            <text:p>1.91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6; 6; 2)" office:value-type="float" office:value="4.66666666666667" calcext:value-type="float">
            <text:p>4.666666666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09:41.023157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138cm" svg:y="0.316cm" chart:style-name="ch2">
          <text:p>1G, Workload F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83.826611666667">
                <text:p>183.826611666667</text:p>
              </table:table-cell>
              <table:table-cell office:value-type="float" office:value="408">
                <text:p>40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6.593635">
                <text:p>196.593635</text:p>
              </table:table-cell>
              <table:table-cell office:value-type="float" office:value="432.333333333333">
                <text:p>432.33333333333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3.962309">
                <text:p>533.962309</text:p>
              </table:table-cell>
              <table:table-cell office:value-type="float" office:value="1710.5">
                <text:p>1710.5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42.69376066667">
                <text:p>1342.69376066667</text:p>
              </table:table-cell>
              <table:table-cell office:value-type="float" office:value="3201">
                <text:p>3201</text:p>
              </table:table-cell>
              <table:table-cell office:value-type="float" office:value="31727">
                <text:p>31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81.250257; 169.89441; 200.335168)" office:value-type="float" office:value="183.826611666667" calcext:value-type="float">
            <text:p>183.8266116667</text:p>
          </table:table-cell>
          <table:table-cell table:formula="of:=AVERAGE(408; 387; 429)" office:value-type="float" office:value="408" calcext:value-type="float">
            <text:p>408</text:p>
          </table:table-cell>
          <table:table-cell table:formula="of:=AVERAGE(650; 606; 709)" office:value-type="float" office:value="655" calcext:value-type="float">
            <text:p>655</text:p>
          </table:table-cell>
          <table:table-cell table:formula="of:=AVERAGE(22; 21; 22)" office:value-type="float" office:value="21.6666666666667" calcext:value-type="float">
            <text:p>21.6666666667</text:p>
          </table:table-cell>
          <table:table-cell table:formula="of:=AVERAGE(111807; 66943; 71039)" office:value-type="float" office:value="83263" calcext:value-type="float">
            <text:p>83263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94.385767; 197.855545; 197.539593)" office:value-type="float" office:value="196.593635" calcext:value-type="float">
            <text:p>196.593635</text:p>
          </table:table-cell>
          <table:table-cell table:formula="of:=AVERAGE(422; 407; 468)" office:value-type="float" office:value="432.333333333333" calcext:value-type="float">
            <text:p>432.3333333333</text:p>
          </table:table-cell>
          <table:table-cell table:formula="of:=AVERAGE(849; 816; 831)" office:value-type="float" office:value="832" calcext:value-type="float">
            <text:p>832</text:p>
          </table:table-cell>
          <table:table-cell table:formula="of:=AVERAGE(21; 22; 22)" office:value-type="float" office:value="21.6666666666667" calcext:value-type="float">
            <text:p>21.6666666667</text:p>
          </table:table-cell>
          <table:table-cell table:formula="of:=AVERAGE(135807; 96639; 110911)" office:value-type="float" office:value="114452.333333333" calcext:value-type="float">
            <text:p>114452.33333333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512.34123; 555.583388)" office:value-type="float" office:value="533.962309" calcext:value-type="float">
            <text:p>533.962309</text:p>
          </table:table-cell>
          <table:table-cell table:formula="of:=AVERAGE(1610; 1811)" office:value-type="float" office:value="1710.5" calcext:value-type="float">
            <text:p>1710.5</text:p>
          </table:table-cell>
          <table:table-cell table:formula="of:=AVERAGE(4259; 5539)" office:value-type="float" office:value="4899" calcext:value-type="float">
            <text:p>4899</text:p>
          </table:table-cell>
          <table:table-cell table:formula="of:=AVERAGE(20; 20)" office:value-type="float" office:value="20" calcext:value-type="float">
            <text:p>20</text:p>
          </table:table-cell>
          <table:table-cell table:formula="of:=AVERAGE(196863; 170495)" office:value-type="float" office:value="183679" calcext:value-type="float">
            <text:p>183679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403.854805; 1252.758076; 1371.468401)" office:value-type="float" office:value="1342.69376066667" calcext:value-type="float">
            <text:p>1342.6937606667</text:p>
          </table:table-cell>
          <table:table-cell table:formula="of:=AVERAGE(3513; 2739; 3351)" office:value-type="float" office:value="3201" calcext:value-type="float">
            <text:p>3201</text:p>
          </table:table-cell>
          <table:table-cell table:formula="of:=AVERAGE(34655; 27343; 33183)" office:value-type="float" office:value="31727" calcext:value-type="float">
            <text:p>3172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252159; 262655; 575999)" office:value-type="float" office:value="363604.333333333" calcext:value-type="float">
            <text:p>363604.33333333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10:47.607281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3.801cm" svg:y="0.316cm" chart:style-name="ch2">
          <text:p>1G, Workload F, Read-Modify-Write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539.717326444302">
                <text:p>539.717326444302</text:p>
              </table:table-cell>
              <table:table-cell office:value-type="float" office:value="1094.66666666667">
                <text:p>1094.66666666667</text:p>
              </table:table-cell>
              <table:table-cell office:value-type="float" office:value="1601.66666666667">
                <text:p>1601.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0.047760372914">
                <text:p>560.047760372914</text:p>
              </table:table-cell>
              <table:table-cell office:value-type="float" office:value="1117.33333333333">
                <text:p>1117.3333333333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10.01804056739">
                <text:p>1010.01804056739</text:p>
              </table:table-cell>
              <table:table-cell office:value-type="float" office:value="2720">
                <text:p>2720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75.55756526593">
                <text:p>1875.55756526593</text:p>
              </table:table-cell>
              <table:table-cell office:value-type="float" office:value="4719">
                <text:p>4719</text:p>
              </table:table-cell>
              <table:table-cell office:value-type="float" office:value="36596.3333333333">
                <text:p>36596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-Modify</text:p>
          </table:table-cell>
          <table:table-cell office:value-type="float" office:value="1000" calcext:value-type="float">
            <text:p>1000</text:p>
          </table:table-cell>
          <table:table-cell table:formula="of:=AVERAGE(530.915109893963; 500.184340240523; 588.052529198421)" office:value-type="float" office:value="539.717326444302" calcext:value-type="float">
            <text:p>539.7173264443</text:p>
          </table:table-cell>
          <table:table-cell table:formula="of:=AVERAGE(1097; 1044; 1143)" office:value-type="float" office:value="1094.66666666667" calcext:value-type="float">
            <text:p>1094.6666666667</text:p>
          </table:table-cell>
          <table:table-cell table:formula="of:=AVERAGE(1579; 1460; 1766)" office:value-type="float" office:value="1601.66666666667" calcext:value-type="float">
            <text:p>1601.6666666667</text:p>
          </table:table-cell>
          <table:table-cell table:formula="of:=AVERAGE(71; 75; 70)" office:value-type="float" office:value="72" calcext:value-type="float">
            <text:p>72</text:p>
          </table:table-cell>
          <table:table-cell table:formula="of:=AVERAGE(125183; 190463; 169215)" office:value-type="float" office:value="161620.333333333" calcext:value-type="float">
            <text:p>161620.333333333</text:p>
          </table:table-cell>
        </table:table-row>
        <table:table-row table:style-name="ro1">
          <table:table-cell/>
          <table:table-cell table:style-name="ce2" office:value-type="string" calcext:value-type="string">
            <text:p>-Write</text:p>
          </table:table-cell>
          <table:table-cell office:value-type="float" office:value="10000" calcext:value-type="float">
            <text:p>10000</text:p>
          </table:table-cell>
          <table:table-cell table:formula="of:=AVERAGE(547.024731548321; 568.665267643058; 564.453281927364)" office:value-type="float" office:value="560.047760372914" calcext:value-type="float">
            <text:p>560.0477603729</text:p>
          </table:table-cell>
          <table:table-cell table:formula="of:=AVERAGE(1092; 1066; 1194)" office:value-type="float" office:value="1117.33333333333" calcext:value-type="float">
            <text:p>1117.3333333333</text:p>
          </table:table-cell>
          <table:table-cell table:formula="of:=AVERAGE(1782; 1880; 1828)" office:value-type="float" office:value="1830" calcext:value-type="float">
            <text:p>1830</text:p>
          </table:table-cell>
          <table:table-cell table:formula="of:=AVERAGE(70; 77; 71)" office:value-type="float" office:value="72.6666666666667" calcext:value-type="float">
            <text:p>72.6666666667</text:p>
          </table:table-cell>
          <table:table-cell table:formula="of:=AVERAGE(136575; 151295; 95743)" office:value-type="float" office:value="127871" calcext:value-type="float">
            <text:p>12787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981.78096578172; 1038.25511535306)" office:value-type="float" office:value="1010.01804056739" calcext:value-type="float">
            <text:p>1010.0180405674</text:p>
          </table:table-cell>
          <table:table-cell table:formula="of:=AVERAGE(2569; 2871)" office:value-type="float" office:value="2720" calcext:value-type="float">
            <text:p>2720</text:p>
          </table:table-cell>
          <table:table-cell table:formula="of:=AVERAGE(5863; 7039)" office:value-type="float" office:value="6451" calcext:value-type="float">
            <text:p>6451</text:p>
          </table:table-cell>
          <table:table-cell table:formula="of:=AVERAGE(66; 64)" office:value-type="float" office:value="65" calcext:value-type="float">
            <text:p>65</text:p>
          </table:table-cell>
          <table:table-cell table:formula="of:=AVERAGE(146943; 170751)" office:value-type="float" office:value="158847" calcext:value-type="float">
            <text:p>158847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952.35628249905; 1749.66477763115; 1924.6516356676)" office:value-type="float" office:value="1875.55756526593" calcext:value-type="float">
            <text:p>1875.5575652659</text:p>
          </table:table-cell>
          <table:table-cell table:formula="of:=AVERAGE(4979; 4223; 4955)" office:value-type="float" office:value="4719" calcext:value-type="float">
            <text:p>4719</text:p>
          </table:table-cell>
          <table:table-cell table:formula="of:=AVERAGE(41919; 30623; 37247)" office:value-type="float" office:value="36596.3333333333" calcext:value-type="float">
            <text:p>36596.3333333333</text:p>
          </table:table-cell>
          <table:table-cell table:formula="of:=AVERAGE(68; 72; 70)" office:value-type="float" office:value="70" calcext:value-type="float">
            <text:p>70</text:p>
          </table:table-cell>
          <table:table-cell table:formula="of:=AVERAGE(252543; 350463; 571391)" office:value-type="float" office:value="391465.666666667" calcext:value-type="float">
            <text:p>391465.666666667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11:28.055673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5.561cm" svg:y="0.316cm" chart:style-name="ch2">
          <text:p>1G, Workload F, Update</text:p>
        </chart:title>
        <chart:legend chart:legend-position="end" svg:x="13.04cm" svg:y="3.705cm" style:legend-expansion="high" chart:style-name="ch3"/>
        <chart:plot-area chart:style-name="ch4" chart:data-source-has-labels="both" svg:x="1.33cm" svg:y="1.301cm" svg:width="11.391cm" svg:height="6.542cm">
          <chartooo:coordinate-region svg:x="2.322cm" svg:y="1.501cm" svg:width="9.749cm" svg:height="5.695cm"/>
          <chart:axis chart:dimension="x" chart:name="primary-x" chart:style-name="ch5" chartooo:axis-type="auto">
            <chartooo:date-scale/>
            <chart:title svg:x="6.055cm" svg:y="8.023cm" chart:style-name="ch6">
              <text:p># of Record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291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51.220582437059">
                <text:p>351.220582437059</text:p>
              </table:table-cell>
              <table:table-cell office:value-type="float" office:value="739">
                <text:p>739</text:p>
              </table:table-cell>
              <table:table-cell office:value-type="float" office:value="1109.66666666667">
                <text:p>1109.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59.097080540555">
                <text:p>359.097080540555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1185.33333333333">
                <text:p>1185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4.675844198366">
                <text:p>484.675844198366</text:p>
              </table:table-cell>
              <table:table-cell office:value-type="float" office:value="1474">
                <text:p>1474</text:p>
              </table:table-cell>
              <table:table-cell office:value-type="float" office:value="3063.66666666667">
                <text:p>306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23.120794085263">
                <text:p>523.120794085263</text:p>
              </table:table-cell>
              <table:table-cell office:value-type="float" office:value="1647">
                <text:p>1647</text:p>
              </table:table-cell>
              <table:table-cell office:value-type="float" office:value="4463">
                <text:p>44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Update</text:p>
          </table:table-cell>
          <table:table-cell office:value-type="float" office:value="1000" calcext:value-type="float">
            <text:p>1000</text:p>
          </table:table-cell>
          <table:table-cell table:formula="of:=AVERAGE(345.047715876377; 325.150263839854; 383.463767594945)" office:value-type="float" office:value="351.220582437059" calcext:value-type="float">
            <text:p>351.2205824371</text:p>
          </table:table-cell>
          <table:table-cell table:formula="of:=AVERAGE(739; 704; 774)" office:value-type="float" office:value="739" calcext:value-type="float">
            <text:p>739</text:p>
          </table:table-cell>
          <table:table-cell table:formula="of:=AVERAGE(1094; 1029; 1206)" office:value-type="float" office:value="1109.66666666667" calcext:value-type="float">
            <text:p>1109.6666666667</text:p>
          </table:table-cell>
          <table:table-cell table:formula="of:=AVERAGE(44; 43; 45)" office:value-type="float" office:value="44" calcext:value-type="float">
            <text:p>44</text:p>
          </table:table-cell>
          <table:table-cell table:formula="of:=AVERAGE(62655; 60575; 99967)" office:value-type="float" office:value="74399" calcext:value-type="float">
            <text:p>74399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348.368157731608; 366.141621218347; 362.781462671711)" office:value-type="float" office:value="359.097080540555" calcext:value-type="float">
            <text:p>359.0970805406</text:p>
          </table:table-cell>
          <table:table-cell table:formula="of:=AVERAGE(718; 701; 796)" office:value-type="float" office:value="738.333333333333" calcext:value-type="float">
            <text:p>738.3333333333</text:p>
          </table:table-cell>
          <table:table-cell table:formula="of:=AVERAGE(1153; 1196; 1207)" office:value-type="float" office:value="1185.33333333333" calcext:value-type="float">
            <text:p>1185.3333333333</text:p>
          </table:table-cell>
          <table:table-cell table:formula="of:=AVERAGE(44; 45; 44)" office:value-type="float" office:value="44.3333333333333" calcext:value-type="float">
            <text:p>44.3333333333</text:p>
          </table:table-cell>
          <table:table-cell table:formula="of:=AVERAGE(42687; 39935; 31551)" office:value-type="float" office:value="38057.6666666667" calcext:value-type="float">
            <text:p>38057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515.975342411053; 463.065508310382; 474.986681873662)" office:value-type="float" office:value="484.675844198366" calcext:value-type="float">
            <text:p>484.6758441984</text:p>
          </table:table-cell>
          <table:table-cell table:formula="of:=AVERAGE(1589; 1375; 1458)" office:value-type="float" office:value="1474" calcext:value-type="float">
            <text:p>1474</text:p>
          </table:table-cell>
          <table:table-cell table:formula="of:=AVERAGE(3493; 2705; 2993)" office:value-type="float" office:value="3063.66666666667" calcext:value-type="float">
            <text:p>3063.6666666667</text:p>
          </table:table-cell>
          <table:table-cell table:formula="of:=AVERAGE(41; 42; 40)" office:value-type="float" office:value="41" calcext:value-type="float">
            <text:p>41</text:p>
          </table:table-cell>
          <table:table-cell table:formula="of:=AVERAGE(475391; 82559; 82559)" office:value-type="float" office:value="213503" calcext:value-type="float">
            <text:p>21350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529.70799888846; 492.749752189245; 546.904631178084)" office:value-type="float" office:value="523.120794085263" calcext:value-type="float">
            <text:p>523.1207940853</text:p>
          </table:table-cell>
          <table:table-cell table:formula="of:=AVERAGE(1657; 1509; 1775)" office:value-type="float" office:value="1647" calcext:value-type="float">
            <text:p>1647</text:p>
          </table:table-cell>
          <table:table-cell table:formula="of:=AVERAGE(4551; 4115; 4723)" office:value-type="float" office:value="4463" calcext:value-type="float">
            <text:p>4463</text:p>
          </table:table-cell>
          <table:table-cell table:formula="of:=AVERAGE(45; 48; 47)" office:value-type="float" office:value="46.6666666666667" calcext:value-type="float">
            <text:p>46.6666666667</text:p>
          </table:table-cell>
          <table:table-cell table:formula="of:=AVERAGE(71615; 83903; 494079)" office:value-type="float" office:value="216532.333333333" calcext:value-type="float">
            <text:p>216532.333333333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12:11.857061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3cm" chart:style-name="ch2">
          <text:p>1G, Workload F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1.951cm" svg:y="1.544cm" svg:width="10.77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25">
                <text:p>5.2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